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3A000001C24ECD1299645C63B1.png" manifest:media-type="image/png"/>
  <manifest:file-entry manifest:full-path="Pictures/100000000000023A000001C298C8402880ACCE7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9aff" officeooo:paragraph-rsid="00029aff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.2402in, 0in, 0.060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.2602in, 0in, 0.0866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y="0.2811in" svg:width="5in" svg:height="3.6929in" draw:z-index="0"><draw:image xlink:href="Pictures/100000000000023A000001C298C8402880ACCE74.png" xlink:type="simple" xlink:show="embed" xlink:actuate="onLoad"/></draw:frame><draw:frame draw:style-name="fr2" draw:name="Image2" text:anchor-type="paragraph" svg:y="4.0465in" svg:width="5.052in" svg:height="3.6929in" draw:z-index="1"><draw:image xlink:href="Pictures/100000000000023A000001C24ECD1299645C63B1.png" xlink:type="simple" xlink:show="embed" xlink:actuate="onLoad"/></draw:frame>Midterm Problem 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13:46:19.786045313</meta:creation-date>
    <dc:date>2018-03-10T13:48:34.413070858</dc:date>
    <meta:editing-duration>PT2M14S</meta:editing-duration>
    <meta:editing-cycles>1</meta:editing-cycles>
    <meta:document-statistic meta:table-count="0" meta:image-count="2" meta:object-count="0" meta:page-count="1" meta:paragraph-count="1" meta:word-count="3" meta:character-count="17" meta:non-whitespace-character-count="15"/>
    <meta:generator>LibreOffice/5.1.6.2$Linux_X86_64 LibreOffice_project/10m0$Build-2</meta:generator>
  </office:meta>
</office:document-meta>
</file>